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cf69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cf69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Base algo Yams</text:span></text:span></text:h>
      <text:h text:style-name="Heading_20_3" text:outline-level="3"><text:span text:style-name="Strong_20_Emphasis"/></text:h>
      <text:h text:style-name="Heading_20_3" text:outline-level="3"><text:span text:style-name="Strong_20_Emphasis">Structures</text:span></text:h>
      <text:list text:style-name="L1">
        <text:list-item>
          <text:p text:style-name="P2"><text:span text:style-name="Strong_20_Emphasis"><text:span text:style-name="Source_20_Text">Challenge</text:span></text:span> :</text:p>
          <text:list>
            <text:list-item>
              <text:p text:style-name="P3">Structure représentant un défi (challenge) avec :</text:p>
              <text:list>
                <text:list-item>
                  <text:p text:style-name="P3"><text:span text:style-name="Source_20_Text">nom</text:span> : identifiant interne du défi.</text:p>
                </text:list-item>
                <text:list-item>
                  <text:p text:style-name="P3"><text:span text:style-name="Source_20_Text">nomAfficher</text:span> : nom lisible pour les joueurs.</text:p>
                </text:list-item>
                <text:list-item>
                  <text:p text:style-name="P3"><text:span text:style-name="Source_20_Text">description</text:span> : détail des conditions et des points à gagner.</text:p>
                </text:list-item>
              </text:list>
            </text:list-item>
            <text:list-item>
              <text:p text:style-name="P3">Exemples : "Nombre de 1", "Brelan", etc.</text:p>
            </text:list-item>
          </text:list>
        </text:list-item>
        <text:list-item>
          <text:p text:style-name="P2"><text:span text:style-name="Strong_20_Emphasis"><text:span text:style-name="Source_20_Text">Joueur</text:span></text:span> :</text:p>
          <text:list>
            <text:list-item>
              <text:p text:style-name="P3">Structure représentant un joueur avec :</text:p>
              <text:list>
                <text:list-item>
                  <text:p text:style-name="P3"><text:span text:style-name="Source_20_Text">id</text:span> : identifiant unique.</text:p>
                </text:list-item>
                <text:list-item>
                  <text:p text:style-name="P3"><text:span text:style-name="Source_20_Text">pseudo</text:span> : nom du joueur.</text:p>
                </text:list-item>
                <text:list-item>
                  <text:p text:style-name="P3"><text:span text:style-name="Source_20_Text">scoreParTour</text:span> : tableau des scores pour chaque tour.</text:p>
                </text:list-item>
                <text:list-item>
                  <text:p text:style-name="P3"><text:span text:style-name="Source_20_Text">desParTour</text:span> : tableau des dés obtenus à chaque tour.</text:p>
                </text:list-item>
                <text:list-item>
                  <text:p text:style-name="P3"><text:span text:style-name="Source_20_Text">score</text:span> : score total accumulé.</text:p>
                </text:list-item>
                <text:list-item>
                  <text:p text:style-name="P3"><text:span text:style-name="Source_20_Text">bonus</text:span> : points bonus.</text:p>
                </text:list-item>
                <text:list-item>
                  <text:p text:style-name="P3"><text:span text:style-name="Source_20_Text">challengeDispo</text:span> : liste des défis encore disponibles.</text:p>
                </text:list-item>
                <text:list-item>
                  <text:p text:style-name="P2"><text:span text:style-name="Source_20_Text">challengeUtiliser</text:span> : liste des défis déjà choisi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Constantes</text:span></text:h>
      <text:list text:style-name="L2">
        <text:list-item>
          <text:p text:style-name="P4"><text:span text:style-name="Source_20_Text">CHALLENGE</text:span> : tableau contenant tous les défis possibles. Il est utilisé pour afficher les options et associer un défi aux actions des joueurs.</text:p>
        </text:list-item>
      </text:list>
      <text:p text:style-name="Horizontal_20_Line"/>
      <text:h text:style-name="Heading_20_3" text:outline-level="3"><text:span text:style-name="Strong_20_Emphasis">Fonctionnement principal</text:span></text:h>
      <text:list text:style-name="L3">
        <text:list-item>
          <text:p text:style-name="P5"><text:span text:style-name="Strong_20_Emphasis"><text:span text:style-name="Source_20_Text">Main</text:span></text:span> :</text:p>
          <text:list>
            <text:list-item>
              <text:p text:style-name="P6">Point d'entrée du programme.</text:p>
            </text:list-item>
            <text:list-item>
              <text:p text:style-name="P6">Boucle principale permettant de rejouer une nouvelle partie si le joueur le souhaite.</text:p>
            </text:list-item>
          </text:list>
        </text:list-item>
        <text:list-item>
          <text:p text:style-name="P5"><text:span text:style-name="Strong_20_Emphasis"><text:span text:style-name="Source_20_Text">jeu</text:span></text:span> :</text:p>
          <text:list>
            <text:list-item>
              <text:p text:style-name="P6">Initialise les joueurs (<text:span text:style-name="Source_20_Text">initialisationJeu</text:span>).</text:p>
            </text:list-item>
            <text:list-item>
              <text:p text:style-name="P6">Contient une boucle de 13 tours (un tour par défi).</text:p>
            </text:list-item>
            <text:list-item>
              <text:p text:style-name="P5">Pour chaque joueur, exécute un tour, calcule les scores, vérifie les bonus et affiche l'état intermédiaire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Gestion d'un tour</text:span></text:h>
      <text:list text:style-name="L4">
        <text:list-item>
          <text:p text:style-name="P7"><text:span text:style-name="Strong_20_Emphasis"><text:span text:style-name="Source_20_Text">tour</text:span></text:span> :</text:p>
          <text:list>
            <text:list-item>
              <text:p text:style-name="P8">Simule un tour pour un joueur :</text:p>
              <text:list>
                <text:list-item>
                  <text:p text:style-name="P8">Lance les dés jusqu'à 3 fois (ou arrête avant si souhaité).</text:p>
                </text:list-item>
                <text:list-item>
                  <text:p text:style-name="P8">Le joueur choisit les dés à relancer.</text:p>
                </text:list-item>
                <text:list-item>
                  <text:p text:style-name="P8">Sélectionne un défi parmi ceux disponibles.</text:p>
                </text:list-item>
                <text:list-item>
                  <text:p text:style-name="P8">Calcule le score pour le défi choisi.</text:p>
                </text:list-item>
                <text:list-item>
                  <text:p text:style-name="P8">Met à jour les données du joueur.</text:p>
                </text:list-item>
              </text:list>
            </text:list-item>
          </text:list>
        </text:list-item>
        <text:list-item>
          <text:p text:style-name="P7"><text:span text:style-name="Strong_20_Emphasis"><text:span text:style-name="Source_20_Text">choixDes</text:span></text:span> :</text:p>
          <text:list>
            <text:list-item>
              <text:p text:style-name="P8">Affiche les dés actuels et permet de choisir lesquels relancer.</text:p>
            </text:list-item>
          </text:list>
        </text:list-item>
        <text:list-item>
          <text:p text:style-name="P7"><text:span text:style-name="Strong_20_Emphasis"><text:span text:style-name="Source_20_Text">choixChallenge</text:span></text:span> :</text:p>
          <text:list>
            <text:list-item>
              <text:p text:style-name="P8">Affiche les défis disponibles.</text:p>
            </text:list-item>
            <text:list-item>
              <text:p text:style-name="P7">Le joueur sélectionne un défi.</text:p>
            </text:list-item>
          </text:list>
        </text:list-item>
      </text:list>
      <text:p text:style-name="Horizontal_20_Line"/>
      <text:h text:style-name="Heading_20_3" text:outline-level="3"><text:span text:style-name="Strong_20_Emphasis">Calculs et vérifications</text:span></text:h>
      <text:list text:style-name="L5">
        <text:list-item>
          <text:p text:style-name="P9"><text:span text:style-name="Strong_20_Emphasis"><text:span text:style-name="Source_20_Text">calculScore</text:span></text:span> :</text:p>
          <text:list>
            <text:list-item>
              <text:p text:style-name="P10">Calcule le score en fonction du défi choisi et des dés obtenus.</text:p>
            </text:list-item>
            <text:list-item>
              <text:p text:style-name="P10">Gère les défis mineurs (nombre de 1 à 6) et majeurs (brelan, carré, suite, etc.).</text:p>
            </text:list-item>
          </text:list>
        </text:list-item>
        <text:list-item>
          <text:p text:style-name="P9"><text:span text:style-name="Strong_20_Emphasis"><text:span text:style-name="Source_20_Text">verifBrelan</text:span></text:span><text:span text:style-name="Strong_20_Emphasis">, </text:span><text:span text:style-name="Strong_20_Emphasis"><text:span text:style-name="Source_20_Text">verifCarre</text:span></text:span><text:span text:style-name="Strong_20_Emphasis">, </text:span><text:span text:style-name="Strong_20_Emphasis"><text:span text:style-name="Source_20_Text">verifFull</text:span></text:span><text:span text:style-name="Strong_20_Emphasis">, </text:span><text:span text:style-name="Strong_20_Emphasis"><text:span text:style-name="Source_20_Text">verifPetiteSuite</text:span></text:span><text:span text:style-name="Strong_20_Emphasis">, </text:span><text:span text:style-name="Strong_20_Emphasis"><text:span text:style-name="Source_20_Text">verifGrandeSuite</text:span></text:span> :</text:p>
          <text:list>
            <text:list-item>
              <text:p text:style-name="P10">Vérifient si les conditions des défis majeurs sont remplies et calculent les points associés.</text:p>
            </text:list-item>
          </text:list>
        </text:list-item>
        <text:list-item>
          <text:p text:style-name="P9"><text:span text:style-name="Strong_20_Emphasis"><text:span text:style-name="Source_20_Text">verifBonus</text:span></text:span> :</text:p>
          <text:list>
            <text:list-item>
              <text:p text:style-name="P10">Vérifie si le joueur a obtenu un bonus pour avoir marqué au moins 63 points dans les défis mineurs.</text:p>
            </text:list-item>
          </text:list>
        </text:list-item>
        <text:list-item>
          <text:p text:style-name="P9"><text:span text:style-name="Strong_20_Emphasis"><text:span text:style-name="Source_20_Text">tri</text:span></text:span><text:span text:style-name="Strong_20_Emphasis">, </text:span><text:span text:style-name="Strong_20_Emphasis"><text:span text:style-name="Source_20_Text">echange</text:span></text:span><text:span text:style-name="Strong_20_Emphasis">, </text:span><text:span text:style-name="Strong_20_Emphasis"><text:span text:style-name="Source_20_Text">listeNombreDifferent</text:span></text:span><text:span text:style-name="Strong_20_Emphasis">, </text:span><text:span text:style-name="Strong_20_Emphasis"><text:span text:style-name="Source_20_Text">nbOcc</text:span></text:span> :</text:p>
          <text:list>
            <text:list-item>
              <text:p text:style-name="P9">Fonctions utilitaires pour manipuler et analyser les dés.</text:p>
            </text:list-item>
          </text:list>
        </text:list-item>
      </text:list>
      <text:p text:style-name="Horizontal_20_Line"/>
      <text:h text:style-name="Heading_20_3" text:outline-level="3"><text:span text:style-name="Strong_20_Emphasis">Affichage</text:span></text:h>
      <text:list text:style-name="L6">
        <text:list-item>
          <text:p text:style-name="P11"><text:span text:style-name="Strong_20_Emphasis"><text:span text:style-name="Source_20_Text">afficheDes</text:span></text:span> :</text:p>
          <text:list>
            <text:list-item>
              <text:p text:style-name="P12">Affiche les dés obtenus.</text:p>
            </text:list-item>
          </text:list>
        </text:list-item>
        <text:list-item>
          <text:p text:style-name="P11"><text:span text:style-name="Strong_20_Emphasis"><text:span text:style-name="Source_20_Text">afficheChallenges</text:span></text:span><text:span text:style-name="Strong_20_Emphasis">, </text:span><text:span text:style-name="Strong_20_Emphasis"><text:span text:style-name="Source_20_Text">afficheChallengesDetaillé</text:span></text:span> :</text:p>
          <text:list>
            <text:list-item>
              <text:p text:style-name="P12">Affichent les défis disponibles, avec ou sans description.</text:p>
            </text:list-item>
          </text:list>
        </text:list-item>
        <text:list-item>
          <text:p text:style-name="P11"><text:span text:style-name="Strong_20_Emphasis"><text:span text:style-name="Source_20_Text">affichageFinPartie</text:span></text:span> :</text:p>
          <text:list>
            <text:list-item>
              <text:p text:style-name="P11">Affiche les scores finaux et détermine le gagnant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Export JSON</text:span></text:h>
      <text:list text:style-name="L7">
        <text:list-item>
          <text:p text:style-name="P14"><text:span text:style-name="Strong_20_Emphasis"><text:span text:style-name="Source_20_Text">creaJson</text:span></text:span> :</text:p>
          <text:list>
            <text:list-item>
              <text:p text:style-name="P14">Génère un fichier JSON contenant les résultats complets de la partie.</text:p>
            </text:list-item>
            <text:list-item>
              <text:p text:style-name="P14">Structure du fichier :</text:p>
              <text:list>
                <text:list-item>
                  <text:p text:style-name="P14">Informations sur la partie (<text:span text:style-name="Source_20_Text">parameters</text:span>).</text:p>
                </text:list-item>
                <text:list-item>
                  <text:p text:style-name="P14">Détails des joueurs (<text:span text:style-name="Source_20_Text">players</text:span>).</text:p>
                </text:list-item>
                <text:list-item>
                  <text:p text:style-name="P14">Résultats par tour (<text:span text:style-name="Source_20_Text">rounds</text:span>).</text:p>
                </text:list-item>
                <text:list-item>
                  <text:p text:style-name="P13">Résultats finaux (<text:span text:style-name="Source_20_Text">final_result</text:span>)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39:20.148508400</meta:creation-date>
    <dc:date>2024-12-09T11:42:28.310911209</dc:date>
    <meta:editing-duration>PT3M9S</meta:editing-duration>
    <meta:editing-cycles>1</meta:editing-cycles>
    <meta:document-statistic meta:table-count="0" meta:image-count="0" meta:object-count="0" meta:page-count="3" meta:paragraph-count="66" meta:word-count="457" meta:character-count="2615" meta:non-whitespace-character-count="2282"/>
    <meta:generator>LibreOffice/24.2.5.2$Linux_X86_64 LibreOffice_project/420$Build-2</meta:generator>
  </office:meta>
</office:document-meta>
</file>